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text-properties style:text-line-through-style="solid" style:text-line-through-type="single"/>
    </style:style>
    <style:style style:name="P2" style:family="paragraph" style:parent-style-name="Text_20_body" style:list-style-name="L1"/>
    <style:style style:name="T1" style:family="text">
      <style:text-properties style:text-line-through-style="solid" style:text-line-through-type="single"/>
    </style:style>
    <style:style style:name="T2" style:family="text">
      <style:text-properties officeooo:rsid="0019b5a1"/>
    </style:style>
    <style:style style:name="T3" style:family="text">
      <style:text-properties officeooo:rsid="00164a7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efore starting this project, we need to establish the objectives: what we need to learn and improve in our ability to accomplish projects as part of a team.<text:line-break/>When organising our work, we will <text:span text:style-name="T1">cross</text:span> over each point/part of this list once it is accomplished.</text:p>
      <text:p text:style-name="Text_20_body">I also invite you to add or recommend additional points to this list.<text:line-break/>If you want to add anything to the SWOT analysis, please do so — I will share the original SWOT analysis with you.</text:p>
      <text:p text:style-name="Text_20_body"/>
      <text:p text:style-name="Text_20_body">These objectives might be:</text:p>
      <text:list text:style-name="L1">
        <text:list-item>
          <text:p text:style-name="P1">Working in a team environment (as opposed to independent work)</text:p>
        </text:list-item>
        <text:list-item>
          <text:p text:style-name="P1">Applying Scrum in practice</text:p>
        </text:list-item>
        <text:list-item>
          <text:p text:style-name="P1">Communication (with each other and with the client)</text:p>
        </text:list-item>
        <text:list-item>
          <text:p text:style-name="P1">Planning, analysing, managing time, and assessing risks</text:p>
        </text:list-item>
        <text:list-item>
          <text:p text:style-name="P1">Dealing with real-world problems (learning something new quickly, e.g. a new website-building method, a programming language, or GitHub as a collaboration tool; or dealing with a missing team member)</text:p>
        </text:list-item>
        <text:list-item>
          <text:p text:style-name="P2">Making and explaining our decisions</text:p>
        </text:list-item>
        <text:list-item>
          <text:p text:style-name="P1">Documenting what we are doing</text:p>
        </text:list-item>
        <text:list-item>
          <text:p text:style-name="P2">Testing to establish how well the product meets the client’s expectations</text:p>
        </text:list-item>
        <text:list-item>
          <text:p text:style-name="P2">Improving performance in response to feedback (from the client or colleagues)</text:p>
        </text:list-item>
      </text:list>
      <text:p text:style-name="Text_20_body">We might also demonstrate knowledge of contracts, SLAs, laws, and regulations. This is not really an objective of the module, but <text:span text:style-name="T2">in my opinion </text:span>it would be beneficial to discuss such topics with the client.</text:p>
      <text:h text:style-name="Heading_20_3" text:outline-level="3">For proving each bullet point, we can do the following:</text:h>
      <text:p text:style-name="Text_20_body"><text:span text:style-name="Strong_20_Emphasis">1.</text:span> <text:span text:style-name="T1">SWOT analysis and, based on that, clear role and responsibility assignment</text:span><text:line-break/>(Olga is coordinating and keeping records, doing design and CSS, and acting as client liaison; Brandon is responsible for JavaScript and acting as technical lead; Sujal is responsible for content updates and/or databases — to be confirmed after meeting the client).</text:p>
      <text:p text:style-name="Text_20_body"><text:span text:style-name="T1">The decision-making process is established as shared.</text:span><text:line-break/>Evidence of collaboration will be collected through GitHub logs and Teams communications. <text:line-break/>Issues will be handled professionally (for example, we currently have a missing team member who was contacted twice; we will prepare a plan to deal with either his complete absence or his return in the middle of the term).</text:p>
      <text:p text:style-name="Text_20_body"><text:span text:style-name="Strong_20_Emphasis">2. Scrum</text:span><text:line-break/>Firstly, we need to plan milestones and deadlines (aiming to finish by week <text:span text:style-name="T3">8-</text:span>10 and then proceed to final polish if needed).<text:line-break/>After meeting the client, we will list and assign practical tasks.<text:line-break/>During each week, a record will be kept of who did or is doing what, and what has been accomplished.<text:line-break/><text:soft-page-break/>The plan should evolve in response to the client’s feedback; we will provide evidence that changes were made in reaction to specific feedback.<text:line-break/>We will discuss tools such as Trello and Jira and choose the most suitable one.</text:p>
      <text:p text:style-name="Text_20_body"><text:span text:style-name="Strong_20_Emphasis">3. Communication</text:span><text:line-break/>Availability was established in the initial meeting, and regular meetings are scheduled based on availability on Wednesdays from 10:00 to 14:00.<text:line-break/>Communication with the client is pre-scheduled for weeks 4, 7, and 10.<text:line-break/>Each meeting will have a record or summary (prepared by myself).<text:line-break/>The decision-making process will be recorded and explained for each meeting.</text:p>
      <text:p text:style-name="Text_20_body"><text:span text:style-name="Strong_20_Emphasis">4.</text:span> Honestly demonstrating that we can plan, work, adapt, communicate, and reflect like a professional team — even if things go wrong<text:line-break/>Planning through Scrum.<text:line-break/>Planning should be realistic and show awareness of time constraints.<text:line-break/>Tasks will be planned for each meeting.<text:line-break/>Risks will be identified and plans adjusted.<text:line-break/>Problems will be analysed.<text:line-break/>A SWOT analysis of each team member will be carried out in order to assign duties.<text:line-break/>Sprints and backlogs will be created and recorded.<text:line-break/>These will be reviewed at every meeting.<text:line-break/>Each sprint should respond to feedback.<text:line-break/>We aim to finish the project by weeks 8–9–10, with the remaining time used for final polish. This will ensure we have buffer time in case issues arise or additional changes are required.</text:p>
      <text:p text:style-name="Text_20_body"><text:span text:style-name="Strong_20_Emphasis">5.</text:span> Proving the ability to deal with real-world problems while staying professional, demonstrating reliability, good communication, managing absences professionally, demonstrating the ability to learn while completing the task, and putting the client at the centre of the project.</text:p>
      <text:p text:style-name="Text_20_body"><text:span text:style-name="Strong_20_Emphasis">6.</text:span> Making and explaining decisions using logic, demonstrating a client- and user-centred approach.</text:p>
      <text:p text:style-name="Text_20_body"><text:span text:style-name="Strong_20_Emphasis">7. Documentation</text:span><text:line-break/>Documenting Scrum stages.<text:line-break/>Documenting meetings.<text:line-break/>Documenting processes and decisions, and using documented evidence as a basis for improving our work.<text:line-break/>Documenting absences if any.<text:line-break/>Documentation may be useful when creating and following a contract with the client and fulfilling legal obligations (e.g. SLA agreements).</text:p>
      <text:p text:style-name="Text_20_body">Documents to keep: meeting notes, sprint plans, backlog history, risk logs, role assignments, SWOT analysis.</text:p>
      <text:p text:style-name="Text_20_body"><text:span text:style-name="Strong_20_Emphasis">8. Testing</text:span><text:line-break/>Applying and documenting different testing methods.<text:line-break/>When testing, explaining to the client what will work, what will not, and why, and recommending best practices.<text:line-break/>Testing website access speed and performance.</text:p>
      <text:p text:style-name="Text_20_body"><text:soft-page-break/><text:span text:style-name="Strong_20_Emphasis">9. Improving performance in response to client feedback</text:span><text:line-break/>Asking the client for clarification if needed.<text:line-break/>Recording all communication with the client.<text:line-break/>Demonstrating reflective thinking.<text:line-break/>Identifying risks.<text:line-break/>Showing that decisions are influenced by users.<text:line-break/>Adjusting and adapting plans.<text:line-break/>Explaining safety and legal considerations behind decisions if required (for example, changes needed to meet accessibility requirements or restrictions on certain content).<text:line-break/>Explaining SEO, website access speed, and ease of use.<text:line-break/>Reacting to client feedback by making improvements.</text:p>
      <text:p text:style-name="Standard"/>
      <text:p text:style-name="Standard"/>
      <text:p text:style-name="Standard"/>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4T13:18:29.399862500</meta:creation-date>
    <dc:date>2026-02-07T10:13:54.873019100</dc:date>
    <meta:editing-duration>PT10M14S</meta:editing-duration>
    <meta:editing-cycles>4</meta:editing-cycles>
    <meta:generator>LibreOffice/25.2.7.2$Windows_X86_64 LibreOffice_project/5cbfd1ab6520636bb5f7b99185aa69bd7456825d</meta:generator>
    <meta:document-statistic meta:table-count="0" meta:image-count="0" meta:object-count="0" meta:page-count="3" meta:paragraph-count="25" meta:word-count="831" meta:character-count="5298" meta:non-whitespace-character-count="4499"/>
  </office:meta>
</office:document-meta>
</file>